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Path.getElementNam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XPath.removePredicates( String 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XPath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Path.getTyp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XPath.getNam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XPath.getParen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XPath.XPath( String _xpat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XPath.getNameWithoutPredica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